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	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DFS and BFS</text:title></text:p>
      <text:p text:style-name="OrgTitle"/>
      <text:p text:style-name="OrgSubtitle"><text:initial-creator>Ram Sharan Rimal  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a2d36ff">1. Introduction Exhaustive search</text:a></text:p>
          <text:p text:style-name="Contents_20_1"><text:a xlink:type="simple" xlink:href="#org20bf69c">2. Travelling Salesman Problem :</text:a></text:p>
          <text:p text:style-name="Contents_20_1"><text:a xlink:type="simple" xlink:href="#org6e129f2">3. KnapSack Problem :</text:a></text:p>
          <text:p text:style-name="Contents_20_1"><text:a xlink:type="simple" xlink:href="#org1d54ed6">4. NP - Hard Problems</text:a></text:p>
          <text:p text:style-name="Contents_20_1"><text:a xlink:type="simple" xlink:href="#org1808357">5. Assignment Problem:</text:a></text:p>
          <text:p text:style-name="Contents_20_1"><text:a xlink:type="simple" xlink:href="#org2aa1329">6. DFS</text:a></text:p>
          <text:p text:style-name="Contents_20_2"><text:a xlink:type="simple" xlink:href="#org07ea81d">6.1. Outline</text:a></text:p>
          <text:p text:style-name="Contents_20_2"><text:a xlink:type="simple" xlink:href="#org7266f50">6.2. Depth First Search Forest</text:a></text:p>
          <text:p text:style-name="Contents_20_3"><text:a xlink:type="simple" xlink:href="#org43639a2">6.2.1. Pseducode</text:a></text:p>
          <text:p text:style-name="Contents_20_2"><text:a xlink:type="simple" xlink:href="#orgac7ebc7">6.3. Breadth First Search</text:a></text:p>
          <text:p text:style-name="Contents_20_3"><text:a xlink:type="simple" xlink:href="#org49bac08">6.3.1. Pseudocode</text:a></text:p>
        </text:index-body>
      </text:table-of-content>
      <text:h text:style-name="Heading_20_1" text:outline-level="1" text:is-list-header="false">
<text:bookmark-start text:name="OrgXref.orga2d36ff"/>
<text:bookmark text:name="orga2d36ff"/>Introduction Exhaustive search
<text:bookmark-end text:name="OrgXref.orga2d36ff"/></text:h>
      <text:list text:style-name="OrgBulletedList" text:continue-numbering="false">
        <text:list-item>
          <text:p text:style-name="Text_20_body">Combinatorial problems are those including permutations and combinations ,with which the problem domain increases exponentailly.
</text:p>
        </text:list-item>
        <text:list-item>
          <text:p text:style-name="Text_20_body">To find a solution to a problem in these domain, Exhaustive Searches are used.
</text:p>
        </text:list-item>
        <text:list-item>
          <text:p text:style-name="Text_20_body">Many such problems are optimization problems where a path or cost is asked to find where the domain of the problem contains combination and permutations of the possible path.
</text:p>
        </text:list-item>
        <text:list-item>
          <text:p text:style-name="Text_20_body">Remember if there are lots of points and path from A to B then finding the shortest path is a combinatorial problem as it includes combinatation of many short paths to reach from A to B.
</text:p>
        </text:list-item>
        <text:list-item>
          <text:p text:style-name="Text_20_body">They are the brute force approach for combinatorial problems.
</text:p>
        </text:list-item>
        <text:list-item>
          <text:p text:style-name="Text_20_body">It means generating each and every elements of the problem domain (generating each path from A to B ) that satisfies all the contraints of the optimization eg(length or cost of path) , and at last selecting desired element form it.
</text:p>
        </text:list-item>
        <text:list-item>
          <text:p text:style-name="Text_20_body">Examples of Exhaustive Search Problems includes :
</text:p>
        </text:list-item>
        <text:list-item>
          <text:p text:style-name="Text_20_body">Travelling Salesman Problem
</text:p>
        </text:list-item>
        <text:list-item>
          <text:p text:style-name="Text_20_body">Knapsack Problem
</text:p>
        </text:list-item>
        <text:list-item>
          <text:p text:style-name="Text_20_body">Assignment Problem
</text:p>
        </text:list-item>
      </text:list>
      <text:h text:style-name="Heading_20_1" text:outline-level="1" text:is-list-header="false">
<text:bookmark-start text:name="OrgXref.org20bf69c"/>
<text:bookmark text:name="org20bf69c"/>Travelling Salesman Problem :
<text:bookmark-end text:name="OrgXref.org20bf69c"/></text:h>
      <text:list text:style-name="OrgBulletedList" text:continue-numbering="false">
        <text:list-item>
          <text:p text:style-name="Text_20_body">In a short intro , It is to find the shortest tour through a set of n cities, by travelling through each cities exactly once and returning to the starting city.
</text:p>
        </text:list-item>
        <text:list-item>
          <text:p text:style-name="Text_20_body">If the cities can be represented as the vertex of a graph then the soltion to this problems can be thought as finding the hamiltonian cycles.
</text:p>
        </text:list-item>
        <text:list-item>
          <text:p text:style-name="Text_20_body">Also the hamiltonian cycle will have n+1 vertices where first(0) and last (n th) will be the same vertices and all the other n-1 will be distinctly different to each other.
</text:p>
        </text:list-item>
        <text:list-item>
          <text:p text:style-name="Text_20_body">Using Brute force to solve this is like finding all the combination of n-1 cities and path among them , and from that find the shortest path.
</text:p>
        </text:list-item>
        <text:list-item>
          <text:p text:style-name="Text_20_body">While finding the path of the permutation of cities , path from a-b and b-a are same so total no of possible paths is 1/2(n-1)! as n-1 distinct points and 1/2 to remove the duplicacy.
</text:p>
        </text:list-item>
        <text:list-item>
          <text:p text:style-name="Text_20_body">Also if we remove the last element ( nth =&gt; which is similar to the first) this increases the factor by n as there will be now n distinct points and the permutation increases by n and becomes 1/2*n!;
</text:p>
        </text:list-item>
      </text:list>
      <text:h text:style-name="Heading_20_1" text:outline-level="1" text:is-list-header="false">
<text:bookmark-start text:name="OrgXref.org6e129f2"/>
<text:bookmark text:name="org6e129f2"/>KnapSack Problem :
<text:bookmark-end text:name="OrgXref.org6e129f2"/></text:h>
      <text:list text:style-name="OrgBulletedList" text:continue-numbering="false">
        <text:list-item>
          <text:p text:style-name="Text_20_body">It is defined as , given n items of weights w1,w2,w3,…..w<text:span text:style-name="OrgSubscript">n</text:span> and each has values v1,v2,v3….v<text:span text:style-name="OrgSubscript">n</text:span> then we neeed to find the largest possible subsets of valuable items that a knapsack of capacity W can fill.
</text:p>
        </text:list-item>
        <text:list-item>
          <text:p text:style-name="Text_20_body">We need to find a subset of items whose weights doesnot exceed W and has the highest value.
</text:p>
        </text:list-item>
        <text:list-item>
          <text:p text:style-name="Text_20_body">The exhaustive approach to solving this is finding the combination of all the possible subsets of items and their corresponding weights.
</text:p>
        </text:list-item>
        <text:list-item>
          <text:p text:style-name="Text_20_body">Now the subsets with weight lower than W and having the highest value is the solution to this problem.
</text:p>
        </text:list-item>
        <text:list-item>
          <text:p text:style-name="Text_20_body">But the catch is that there are 2<text:span text:style-name="OrgSuperscript">n</text:span> possible combination fo subsets possible.
</text:p>
        </text:list-item>
        <text:list-item>
          <text:p text:style-name="Text_20_body">So the complexity of the algorith is Omega(2<text:span text:style-name="OrgSuperscript">n</text:span>) as this will be the no of possible subsets.
</text:p>
        </text:list-item>
      </text:list>
      <text:h text:style-name="Heading_20_1" text:outline-level="1" text:is-list-header="false">
<text:bookmark-start text:name="OrgXref.org1d54ed6"/>
<text:bookmark text:name="org1d54ed6"/>NP - Hard Problems
<text:bookmark-end text:name="OrgXref.org1d54ed6"/></text:h>
      <text:list text:style-name="OrgBulletedList" text:continue-numbering="false">
        <text:list-item>
          <text:p text:style-name="Text_20_body">These two problems , travelling salesman and knapsack problems are examples of NP-Hard problems.
</text:p>
        </text:list-item>
        <text:list-item>
          <text:p text:style-name="Text_20_body">No polunomial time solution are known for these algorithms.
</text:p>
        </text:list-item>
        <text:list-item>
          <text:p text:style-name="Text_20_body">It is also believed that no such algorithm exists( though not proven).
</text:p>
        </text:list-item>
        <text:list-item>
          <text:p text:style-name="Text_20_body">Complex approaches like backtracking , branch and bound can solve some instances of the problem in less than exponential time.
</text:p>
        </text:list-item>
      </text:list>
      <text:h text:style-name="Heading_20_1" text:outline-level="1" text:is-list-header="false">
<text:bookmark-start text:name="OrgXref.org1808357"/>
<text:bookmark text:name="org1808357"/>Assignment Problem:
<text:bookmark-end text:name="OrgXref.org1808357"/></text:h>
      <text:list text:style-name="OrgBulletedList" text:continue-numbering="false">
        <text:list-item>
          <text:p text:style-name="Text_20_body">Assignment problems is defined as : There are n jobs and n people.
</text:p>
        </text:list-item>
        <text:list-item>
          <text:p text:style-name="Text_20_body">Each person is to be assigned a single job and single job is to be assigned to a single person .
</text:p>
        </text:list-item>
        <text:list-item>
          <text:p text:style-name="Text_20_body">Also there is a cost of assigning ith person with jth job as C[i,j] = some value.
</text:p>
        </text:list-item>
        <text:list-item>
          <text:p text:style-name="Text_20_body">So we need to find the lowest possible cost after assigning these jobs to every individual.
</text:p>
        </text:list-item>
        <text:list-item>
          <text:p text:style-name="Text_20_body">If there is a tuple and each index of the tuple represents the person and the value of tuple at each index is the index of job assigned to them.
</text:p>
        </text:list-item>
        <text:list-item>
          <text:p text:style-name="Text_20_body">The solution of this assignment problem is to find the tuple with lowest possible costs.
</text:p>
        </text:list-item>
        <text:list-item>
          <text:p text:style-name="Text_20_body">There are n elements in the tuple and each index can take n values.  so the permutation becomes n*n-1*….. 1
</text:p>
        </text:list-item>
        <text:list-item>
          <text:p text:style-name="Text_20_body">which is also requires n! combination of jobs to n persons .
</text:p>
        </text:list-item>
        <text:list-item>
          <text:p text:style-name="Text_20_body">But for this there is a effective algorithm calles Hungarian Algorithm.
</text:p>
        </text:list-item>
      </text:list>
      <text:p text:style-name="Text_20_body">*
</text:p>
      <text:h text:style-name="Heading_20_1" text:outline-level="1" text:is-list-header="false">
<text:bookmark-start text:name="OrgXref.org2aa1329"/>
<text:bookmark text:name="org2aa1329"/>DFS
<text:bookmark-end text:name="OrgXref.org2aa1329"/></text:h>
      <text:list text:style-name="OrgBulletedList" text:continue-numbering="false">
        <text:list-item>
          <text:p text:style-name="Text_20_body">Graph is generally represented as Adjacency Matrix or Adjacency List
</text:p>
        </text:list-item>
        <text:list-item>
          <text:p text:style-name="Text_20_body">Data Structure used is stack.
</text:p>
        </text:list-item>
        <text:list-item>
          <text:p text:style-name="Text_20_body">Traversal of the brave , goes to the depth first.
</text:p>
        </text:list-item>
      </text:list>
      <text:h text:style-name="Heading_20_2" text:outline-level="2" text:is-list-header="false">
<text:bookmark-start text:name="OrgXref.org07ea81d"/>
<text:bookmark text:name="org07ea81d"/>Outline
<text:bookmark-end text:name="OrgXref.org07ea81d"/></text:h>
      <text:list text:style-name="OrgBulletedList" text:continue-numbering="false">
        <text:list-item>
          <text:p text:style-name="Text_20_body">The algorithm is started from the begining or the root of the graph .
</text:p>
        </text:list-item>
        <text:list-item>
          <text:p text:style-name="Text_20_body">The next node to be visited is the adjacent nodes of the root node.
</text:p>
        </text:list-item>
        <text:list-item>
          <text:p text:style-name="Text_20_body">Among the adjacent nodes of the root , certain rule ( alphabetical order) is employed in order to visit the vertices.
</text:p>
        </text:list-item>
        <text:list-item>
          <text:p text:style-name="Text_20_body">Before visiting the other adjacent node of root , the adjacent nodes of the visiting node is visited as similar to vising the root node.
</text:p>
        </text:list-item>
        <text:list-item>
          <text:p text:style-name="Text_20_body">The algorithm ends when a visiting node has no adjacent unvisited node to it or the visiting node is the root node again.
</text:p>
          <text:list text:style-name="OrgBulletedList" text:continue-numbering="true">
            <text:list-item>
              <text:p text:style-name="Text_20_body">Gennerally by dashed line
</text:p>
            </text:list-item>
          </text:list>
        </text:list-item>
      </text:list>
      <text:h text:style-name="Heading_20_2" text:outline-level="2" text:is-list-header="false">
<text:bookmark-start text:name="OrgXref.org7266f50"/>
<text:bookmark text:name="org7266f50"/>Depth First Search Forest
<text:bookmark-end text:name="OrgXref.org7266f50"/></text:h>
      <text:list text:style-name="OrgBulletedList" text:continue-numbering="false">
        <text:list-item>
          <text:p text:style-name="Text_20_body">Depth first search traversal is done by constructing Depth First Search Forest.
</text:p>
        </text:list-item>
        <text:list-item>
          <text:p text:style-name="Text_20_body">First the root node is taken and put as the root node of the forest.
</text:p>
        </text:list-item>
        <text:list-item>
          <text:p text:style-name="Text_20_body">Then whenever a new unvisited node is reached then it is kept as the child to the node that was visited just before. The edge connecting them is called
<text:span text:style-name="Bold"><text:span text:style-name="Bold">Tree Edge</text:span></text:span>
</text:p>
        </text:list-item>
        <text:list-item>
          <text:p text:style-name="Text_20_body">While visiting a node, if any node previously visited is reached from the node then the edge called <text:span text:style-name="Bold"><text:span text:style-name="Bold">Back Edge</text:span></text:span> is used to connect the previous node and current node.
</text:p>
          <text:list text:style-name="OrgBulletedList" text:continue-numbering="true">
            <text:list-item>
              <text:p text:style-name="Text_20_body">Generally by dashed line
</text:p>
            </text:list-item>
          </text:list>
        </text:list-item>
        <text:list-item>
          <text:p text:style-name="Text_20_body">Generally DFS has two ordering of vertices, first at what order was it first visited and second , in which order it was popped from the stack.
</text:p>
        </text:list-item>
        <text:list-item>
          <text:p text:style-name="Text_20_body">Used for checking adjacency and acyclicity of graph.
</text:p>
        </text:list-item>
        <text:list-item>
          <text:p text:style-name="Text_20_body">If starting from the vertex and upon halting, all the vertices are visited then the graph is connected.
</text:p>
        </text:list-item>
        <text:list-item>
          <text:p text:style-name="Text_20_body">If the DFS has back edge ( i e if upon reaching a vertex , there is a separate connection to one of its ancestors then it is a back edge) then the graph is cyclic.
</text:p>
        </text:list-item>
        <text:list-item>
          <text:p text:style-name="Text_20_body">Efficiency is theta(V<text:span text:style-name="OrgSuperscript">2</text:span>) or theta(V+E) ; As first its child node is discovered and then it is explored, it is twice the total vertex.
</text:p>
        </text:list-item>
      </text:list>
      <text:p text:style-name="Text_20_body"><text:a xlink:type="simple" xlink:href=".././Data/DFS and BFS/Forest.png">Forest</text:a>
</text:p>
      <text:h text:style-name="Heading_20_3" text:outline-level="3" text:is-list-header="false">
<text:bookmark-start text:name="OrgXref.org43639a2"/>
<text:bookmark text:name="org43639a2"/>Pseducode
<text:bookmark-end text:name="OrgXref.org43639a2"/></text:h>
      <text:p text:style-name="OrgFixedWidthBlock">Algorithm: Depth First Search DFS(G)</text:p>
      <text:p text:style-name="OrgFixedWidthBlock">Input : Graph with vertices and Edges G&lt;V,E&gt;</text:p>
      <text:p text:style-name="OrgFixedWidthBlock">Output : Graph with the order of vertics in the order it was visited</text:p>
      <text:p text:style-name="OrgFixedWidthBlock"/>
      <text:p text:style-name="OrgFixedWidthBlock">1: <text:s text:c="1"/>mark each vertices in V <text:s text:c="1"/>as 0, indicating "unvisited"</text:p>
      <text:p text:style-name="OrgFixedWidthBlock">2: <text:s text:c="1"/>count &lt;- 0</text:p>
      <text:p text:style-name="OrgFixedWidthBlock">3: <text:s text:c="1"/>for i = 0 to totalVertices-1</text:p>
      <text:p text:style-name="OrgFixedWidthBlock">4: <text:s text:c="3"/>if(i is not visited)</text:p>
      <text:p text:style-name="OrgFixedWidthBlock">5: <text:s text:c="5"/>toVisit &lt;- i</text:p>
      <text:p text:style-name="OrgFixedWidthBlock">6: <text:s text:c="3"/>while (toVisit is not empty)</text:p>
      <text:p text:style-name="OrgFixedWidthBlock">7: <text:s text:c="5"/>if i is not visited ;visited(i,true)</text:p>
      <text:p text:style-name="OrgFixedWidthBlock">8:<text:tab/>while (adjacent vertex of i)</text:p>
      <text:p text:style-name="OrgFixedWidthBlock">9:<text:tab/> <text:s text:c="1"/>if( adjacent vertex not visited){</text:p>
      <text:p text:style-name="OrgFixedWidthBlock">10:<text:tab/> <text:s text:c="3"/>add addjacent to queue</text:p>
      <text:p text:style-name="OrgFixedWidthBlock">11:<text:tab/> <text:s text:c="3"/>break;</text:p>
      <text:p text:style-name="OrgFixedWidthBlock">12:<text:tab/>if(no child vertex)</text:p>
      <text:p text:style-name="OrgFixedWidthBlockLastLine">13:<text:tab/> <text:s text:c="1"/>remove i from queue</text:p>
      <text:p text:style-name="OrgFixedWidthBlockLastLine"/>
      <text:p text:style-name="Text_20_body">#+BEGIN<text:span text:style-name="OrgSubscript">SRC</text:span> c
</text:p>
      <text:p text:style-name="Text_20_body">#include &lt;iostream&gt; include "Graph.h" include &lt;vector&gt; include&lt;stack&gt; using namespace std;
</text:p>
      <text:p text:style-name="Text_20_body">void depthFirstSearch(Graph* graph) { graph-&gt;displayAdjacencyList(); int totalVertices = graph-&gt;getTotalVertices(); stack &lt;int&gt; toVisit; vector &lt;bool&gt; visited(totalVertices,false);
</text:p>
      <text:p text:style-name="Text_20_body">for(int startVertex = 0;startVertex&lt;totalVertices;startVertex++){ if(!visited[startVertex]){ // cout&lt;&lt;"I added "&lt;&lt;startVertex&lt;&lt;" "&lt;&lt;endl; toVisit.push(startVertex); } while(!toVisit.empty()){
</text:p>
      <text:p text:style-name="Text_20_body">      int currentNode = toVisit.top();
      <text:span text:style-name="Emphasis">/ cout&lt;&lt;"I am in loop "&lt;&lt;currentNode&lt;&lt;" "&lt;&lt;endl; if(!visited[currentNode]){ visited[currentNode]=true; cout&lt;&lt;currentNode&lt;&lt;" "; /</text:span> cout&lt;&lt;"Current node"&lt;&lt;currentNode&lt;&lt;" "; } Node* childNode = graph-&gt;getGraphNode(currentNode); while (childNode!=nullptr){
	<text:span text:style-name="Emphasis">/ cout&lt;&lt;"Looking at"&lt;&lt;childNode-&gt;vertex&lt;&lt;" is "&lt;&lt;visited[childNode-&gt;vertex]&lt;&lt;endl; /</text:span> if(visited[childNode-&gt;vertex]) continue; if(!visited[childNode-&gt;vertex]){ toVisit.push(childNode-&gt;vertex); break; } childNode=childNode-&gt;next; } if(childNode==nullptr){ toVisit.pop(); } } } cout&lt;&lt;endl; }
</text:p>
      <text:p text:style-name="Text_20_body">int main(){
</text:p>
      <text:p text:style-name="Text_20_body">Graph x(10); x.addEdge(0,2); x.addEdge(0,3); x.addEdge(0,4); x.addEdge(2,5); x.addEdge(5,1); x.addEdge(5,4); x.addEdge(2,3); x.addEdge(6,7); x.addEdge(7,8); x.addEdge(8,9); x.addEdge(6,9);
</text:p>
      <text:p text:style-name="Text_20_body">  depthFirstSearch(&amp;x); }
</text:p>
      <text:p text:style-name="Text_20_body">#+END<text:span text:style-name="OrgSubscript">SRC</text:span> c
</text:p>
      <text:h text:style-name="Heading_20_2" text:outline-level="2" text:is-list-header="false">
<text:bookmark-start text:name="OrgXref.orgac7ebc7"/>
<text:bookmark text:name="orgac7ebc7"/>Breadth First Search
<text:bookmark-end text:name="OrgXref.orgac7ebc7"/></text:h>
      <text:list text:style-name="OrgBulletedList" text:continue-numbering="false">
        <text:list-item>
          <text:p text:style-name="Text_20_body">Traversal of the cautious.
</text:p>
        </text:list-item>
        <text:list-item>
          <text:p text:style-name="Text_20_body">Queue is used as the data structure as all the adjacent vertices are visited turn by turn before jumping to another adjacent vertices
</text:p>
        </text:list-item>
        <text:list-item>
          <text:p text:style-name="Text_20_body">After adding adjacent vertices to the queue , front /parent vertex is removed from the queue.
</text:p>
        </text:list-item>
        <text:list-item>
          <text:p text:style-name="Text_20_body">Whenever a new vertex is reached then the edge connecting the vertex reaching from and that child vertes is called tree edge.
</text:p>
        </text:list-item>
        <text:list-item>
          <text:p text:style-name="Text_20_body">And if a edge connecting the current visiting child to previously visited vertex then it is a cross edge,
</text:p>
        </text:list-item>
        <text:list-item>
          <text:p text:style-name="Text_20_body">Efficiency is theta(V<text:span text:style-name="OrgSuperscript">2</text:span>) or theta(V+E) ; As first its child node is discovered and then it is explored, it is twice the total vertex.
</text:p>
        </text:list-item>
        <text:list-item>
          <text:p text:style-name="Text_20_body">If starting from the vertex and upon halting, all the vertices are visited then the graph is connected.
</text:p>
        </text:list-item>
        <text:list-item>
          <text:p text:style-name="Text_20_body">If the BFS has cross edge ( i e if upon reaching a vertex , there is a separate connection to one of its ancestors then it is a back edge) then the graph is cyclic.
</text:p>
        </text:list-item>
        <text:list-item>
          <text:p text:style-name="Text_20_body">BFS can also give the fewer no of edge between two vertices .
</text:p>
        </text:list-item>
      </text:list>
      <text:p text:style-name="OrgFixedWidthBlock">a-----b-----c-----d-----e</text:p>
      <text:p text:style-name="OrgFixedWidthBlock">| <text:s text:c="4"/>| <text:s text:c="4"/>| <text:s text:c="4"/>| <text:s text:c="4"/>|</text:p>
      <text:p text:style-name="OrgFixedWidthBlock">| <text:s text:c="4"/>| <text:s text:c="4"/>| <text:s text:c="4"/>| <text:s text:c="4"/>|</text:p>
      <text:p text:style-name="OrgFixedWidthBlockLastLine">f-----g-----h-----i-----j</text:p>
      <text:list text:style-name="OrgBulletedList" text:continue-numbering="false">
        <text:list-item>
          <text:p text:style-name="Text_20_body">BFS can give the simple path with fewer no of edges from a-e as a-b-c-d-e.
</text:p>
        </text:list-item>
      </text:list>
      <text:p text:style-name="Text_20_body">**
</text:p>
      <text:p text:style-name="Text_20_body"><text:span text:style-name="Bold">*</text:span>
</text:p>
      <text:h text:style-name="Heading_20_3" text:outline-level="3" text:is-list-header="false">
<text:bookmark-start text:name="OrgXref.org49bac08"/>
<text:bookmark text:name="org49bac08"/>Pseudocode
<text:bookmark-end text:name="OrgXref.org49bac08"/></text:h>
      <text:p text:style-name="OrgFixedWidthBlock">Algorithm: Breadth First Search DFS(G)</text:p>
      <text:p text:style-name="OrgFixedWidthBlock">Input : Graph with vertices and Edges G&lt;V,E&gt;</text:p>
      <text:p text:style-name="OrgFixedWidthBlock">Output : Graph with the order of vertics in the order it was visited by the \\</text:p>
      <text:p text:style-name="OrgFixedWidthBlock"><text:tab/> <text:s text:c="1"/>BFS Traversal</text:p>
      <text:p text:style-name="OrgFixedWidthBlock"/>
      <text:p text:style-name="OrgFixedWidthBlock">1: <text:s text:c="1"/>mark each vertices in V <text:s text:c="1"/>as 0, indicating "unvisited"</text:p>
      <text:p text:style-name="OrgFixedWidthBlock">2: <text:s text:c="1"/>count &lt;- 0</text:p>
      <text:p text:style-name="OrgFixedWidthBlock">3: <text:s text:c="1"/>for each vertices do:</text:p>
      <text:p text:style-name="OrgFixedWidthBlock">4: <text:s text:c="3"/>if v in V marked with 0</text:p>
      <text:p text:style-name="OrgFixedWidthBlock">5: <text:s text:c="6"/>bfs(v)</text:p>
      <text:p text:style-name="OrgFixedWidthBlock">6: <text:s text:c="1"/>bfs(v)</text:p>
      <text:p text:style-name="OrgFixedWidthBlock">7: <text:s text:c="1"/>count&lt;- count+1</text:p>
      <text:p text:style-name="OrgFixedWidthBlock">8: <text:s text:c="1"/>while the queue is not empty do</text:p>
      <text:p text:style-name="OrgFixedWidthBlock">9: <text:s text:c="3"/>for each vertex w in V adjacent to the front vertex do</text:p>
      <text:p text:style-name="OrgFixedWidthBlock">10: <text:s text:c="4"/>if w is marked with 0</text:p>
      <text:p text:style-name="OrgFixedWidthBlock">11: <text:s text:c="6"/>count&lt;-count+1</text:p>
      <text:p text:style-name="OrgFixedWidthBlock">12: <text:s text:c="6"/>add w to the queue</text:p>
      <text:p text:style-name="OrgFixedWidthBlockLastLine">13: <text:s text:c="2"/>remove the front vertex from the queue</text:p>
      <text:p text:style-name="OrgFixedWidthBlockLastLine"/>
      <text:p text:style-name="Text_20_body">#+begin<text:span text:style-name="OrgSubscript">src</text:span> c #include &lt;iostream&gt; #include "Graph.h" #include &lt;queue&gt; #include&lt;vector&gt; using namespace std;
</text:p>
      <text:p text:style-name="Text_20_body">void breadthFirstSearch(Graph* graph) { graph-&gt;displayAdjacencyList(); int totalVertices = graph-&gt;getTotalVertices(); queue &lt;int&gt; toVisit; vector &lt;bool&gt; visited(totalVertices,false); for(int startVertex = 0;startVertex&lt;totalVertices;startVertex++){
</text:p>
      <text:p text:style-name="Text_20_body">if(visited[startVertex]) continue;
</text:p>
      <text:p text:style-name="Text_20_body">//add the current index to the queue toVisit.push(startVertex);
</text:p>
      <text:p text:style-name="Text_20_body">    //complete the search if there are no vertex to be explored while (!(toVisit.empty())){ int currentIndex = toVisit.front(); toVisit.pop(); //if the vertex is already visited if(!visited[currentIndex]){ //mark the current vertex as visited visited[currentIndex]= true; cout&lt;&lt;currentIndex&lt;&lt;" "; //get the adjacent vertices Node * neighbour = graph-&gt;getGraphNode(currentIndex); while(neighbour!=nullptr){ if(!visited[neighbour-&gt;vertex]){ toVisit.push(neighbour-&gt;vertex); } neighbour=neighbour-&gt;next; } } } } cout&lt;&lt;endl; }
</text:p>
      <text:p text:style-name="Text_20_body">int main(){
</text:p>
      <text:p text:style-name="Text_20_body">Graph x(10); x.addEdge(0,2); x.addEdge(0,3); x.addEdge(0,4); x.addEdge(2,5); x.addEdge(5,1); x.addEdge(5,4); x.addEdge(2,3); x.addEdge(6,7); x.addEdge(7,8); x.addEdge(8,9); x.addEdge(6,9);
</text:p>
      <text:p text:style-name="Text_20_body">breadthFirstSearch(&amp;x);
</text:p>
      <text:p text:style-name="Text_20_body">} #+end<text:span text:style-name="OrgSubscript">src</text:span> c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Ram Sharan Rimal  </dc:creator>
    <meta:initial-creator>Ram Sharan Rimal  </meta:initial-creator>
    <dc:date>2024-11-21T08:33:18</dc:date>
    <meta:creation-date>2024-11-21T08:33:18</meta:creation-date>
    <meta:generator>Emacs 29.4 (Org mode 9.6.15)</meta:generator>
    <meta:keyword/>
    <dc:subject/>
    <dc:title>DFS and BFS</dc:title>
  </office:meta>
</office:document-meta>
</file>